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ed706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" style:family="paragraph">
      <style:paragraph-properties fo:margin-top="0in" fo:margin-bottom="0.0417in" fo:text-align="center" style:writing-mode="lr-tb"/>
    </style:style>
    <style:style style:name="P4" style:family="paragraph">
      <loext:graphic-properties draw:fill="none" draw:fill-color="#ffffff"/>
      <style:paragraph-properties fo:margin-top="0in" fo:margin-bottom="0.0417in" fo:text-align="center" style:writing-mode="lr-tb"/>
    </style:style>
    <style:style style:name="P5" style:family="paragraph">
      <loext:graphic-properties draw:fill="solid" draw:fill-color="#ff0000" draw:opacity="70%"/>
      <style:paragraph-properties style:writing-mode="lr-tb"/>
    </style:style>
    <style:style style:name="P6" style:family="paragraph">
      <style:paragraph-properties fo:margin-top="0.0417in" fo:margin-bottom="0.0417in" fo:text-align="center" style:writing-mode="lr-tb"/>
    </style:style>
    <style:style style:name="P7" style:family="paragraph">
      <loext:graphic-properties draw:fill="none" draw:fill-color="#ffffff"/>
      <style:paragraph-properties fo:margin-top="0.0417in" fo:margin-bottom="0.0417in" fo:text-align="center" style:writing-mode="lr-tb"/>
    </style:style>
    <style:style style:name="P8" style:family="paragraph">
      <loext:graphic-properties draw:fill="solid" draw:fill-color="#ccffcc"/>
      <style:paragraph-properties style:writing-mode="lr-tb"/>
    </style:style>
    <style:style style:name="P9" style:family="paragraph">
      <loext:graphic-properties draw:fill="solid" draw:fill-color="#99ccff"/>
      <style:paragraph-properties style:writing-mode="lr-tb"/>
    </style:style>
    <style:style style:name="P10" style:family="paragraph">
      <loext:graphic-properties draw:fill="none" draw:fill-color="#99ccff"/>
      <style:paragraph-properties fo:margin-top="0.0417in" fo:margin-bottom="0.0417in" fo:text-align="center"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00ff00"/>
      <style:paragraph-properties style:writing-mode="lr-tb"/>
    </style:style>
    <style:style style:name="P12" style:family="paragraph">
      <loext:graphic-properties draw:fill="none" draw:fill-color="#00ff00"/>
      <style:paragraph-properties fo:margin-top="0.0417in" fo:margin-bottom="0.0417in" fo:text-align="center" style:writing-mode="lr-tb"/>
    </style:style>
    <style:style style:name="P13" style:family="paragraph">
      <loext:graphic-properties draw:fill="none" draw:fill-color="#ccffcc"/>
      <style:paragraph-properties fo:margin-top="0.0417in" fo:margin-bottom="0.0417in" fo:text-align="center" style:writing-mode="lr-tb"/>
    </style:style>
    <style:style style:name="P14" style:family="paragraph">
      <loext:graphic-properties draw:fill="none" draw:fill-color="#ff0000"/>
      <style:paragraph-properties fo:margin-top="0.0417in" fo:margin-bottom="0.0417in" fo:text-align="center" style:writing-mode="lr-tb"/>
    </style:style>
    <style:style style:name="T1" style:family="text">
      <style:text-properties style:use-window-font-color="true" style:font-name="Times New Roman" fo:font-size="12pt" fo:language="en" fo:country="GB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Times New Roman" fo:font-size="10pt" fo:language="en" fo:country="GB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9pt" fo:language="en" fo:country="GB" fo:font-weight="bold" style:font-name-asian="Times New Roman" style:font-size-asian="9pt" style:font-weight-asian="bold" style:font-name-complex="Times New Roman" style:font-size-complex="9pt" style:language-complex="ar" style:country-complex="SA"/>
    </style:style>
    <style:style style:name="T4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5" style:family="text">
      <style:text-properties fo:color="#ff0000" style:font-name="Times New Roman" fo:font-size="24pt" fo:language="en" fo:country="GB" fo:font-weight="bold" style:font-name-asian="Times New Roman" style:font-size-asian="24pt" style:font-weight-asian="bold" style:font-name-complex="Times New Roman" style:font-size-complex="24pt" style:language-complex="ar" style:country-complex="SA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102in" svg:stroke-color="#000000" draw:stroke-linejoin="miter" draw:fill="solid" draw:fill-color="#ff0000" draw:opacity="70%" draw:textarea-horizontal-align="left" draw:textarea-vertical-align="top" draw:auto-grow-height="false" fo:min-height="0.0543in" fo:min-width="0.5346in" fo:padding-top="0.0902in" fo:padding-bottom="0.0902in" fo:padding-left="0.1736in" fo:padding-right="0.1736in" fo:wrap-option="wrap" draw:shadow="hidden" style:run-through="foreground"/>
    </style:style>
    <style:style style:name="gr6" style:family="graphic">
      <style:graphic-properties draw:stroke="solid" svg:stroke-width="0.0102in" svg:stroke-color="#000000" draw:stroke-linejoin="miter" draw:fill="solid" draw:fill-color="#ccffcc" draw:textarea-horizontal-align="left" draw:textarea-vertical-align="top" draw:auto-grow-height="false" fo:min-height="0.0547in" fo:min-width="0.5346in" fo:padding-top="0.0902in" fo:padding-bottom="0.0902in" fo:padding-left="0.1736in" fo:padding-right="0.1736in" fo:wrap-option="wrap" draw:shadow="hidden" style:run-through="foreground"/>
    </style:style>
    <style:style style:name="gr7" style:family="graphic">
      <style:graphic-properties draw:stroke="solid" svg:stroke-width="0.0102in" svg:stroke-color="#000000" draw:stroke-linejoin="miter" draw:fill="solid" draw:fill-color="#99ccff" draw:textarea-horizontal-align="left" draw:textarea-vertical-align="top" draw:auto-grow-height="false" fo:min-height="0.0535in" fo:min-width="0.5346in" fo:padding-top="0.0902in" fo:padding-bottom="0.0902in" fo:padding-left="0.1736in" fo:padding-right="0.1736in" fo:wrap-option="wrap" draw:shadow="hidden" style:run-through="foreground"/>
    </style:style>
    <style:style style:name="gr8" style:family="graphic">
      <style:graphic-properties draw:stroke="none" draw:fill="none" draw:fill-color="#99ccff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9" style:family="graphic">
      <style:graphic-properties draw:stroke="solid" svg:stroke-width="0.0102in" svg:stroke-color="#000000" draw:stroke-linejoin="miter" draw:fill="solid" draw:fill-color="#00ff00" draw:textarea-horizontal-align="left" draw:textarea-vertical-align="top" draw:auto-grow-height="false" fo:min-height="0.0535in" fo:min-width="0.5346in" fo:padding-top="0.0902in" fo:padding-bottom="0.0902in" fo:padding-left="0.1736in" fo:padding-right="0.1736in" fo:wrap-option="wrap" draw:shadow="hidden" style:run-through="foreground"/>
    </style:style>
    <style:style style:name="gr10" style:family="graphic">
      <style:graphic-properties draw:stroke="none" draw:fill="none" draw:fill-color="#00ff00" draw:textarea-horizontal-align="justify" draw:textarea-vertical-align="middle" draw:auto-grow-height="false" draw:auto-grow-width="false" fo:padding-top="0in" fo:padding-bottom="0in" fo:padding-left="0in" fo:padding-right="0in" fo:wrap-option="wrap" draw:shadow="hidden" style:run-through="foreground"/>
      <style:paragraph-properties style:writing-mode="lr-tb"/>
    </style:style>
    <style:style style:name="gr11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12" style:family="graphic">
      <style:graphic-properties draw:stroke="solid" svg:stroke-width="0.0102in" svg:stroke-color="#000000" draw:stroke-linejoin="miter" draw:fill="solid" draw:fill-color="#99ccff" draw:textarea-horizontal-align="left" draw:textarea-vertical-align="top" draw:auto-grow-height="false" fo:min-height="1.6563in" fo:min-width="0.8465in" fo:padding-top="0.0902in" fo:padding-bottom="0.0902in" fo:padding-left="0.1736in" fo:padding-right="0.1736in" fo:wrap-option="wrap" draw:shadow="hidden" style:run-through="foreground"/>
    </style:style>
    <style:style style:name="gr13" style:family="graphic">
      <style:graphic-properties draw:stroke="solid" svg:stroke-width="0.0102in" svg:stroke-color="#000000" draw:stroke-linejoin="miter" draw:fill="solid" draw:fill-color="#99ccff" draw:textarea-horizontal-align="left" draw:textarea-vertical-align="top" draw:auto-grow-height="false" fo:min-height="0.2874in" fo:min-width="0.9in" fo:padding-top="0.0902in" fo:padding-bottom="0.0902in" fo:padding-left="0.1736in" fo:padding-right="0.1736in" fo:wrap-option="wrap" draw:shadow="hidden" style:run-through="foreground"/>
    </style:style>
    <style:style style:name="gr14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.1in" fo:padding-right="0in" fo:wrap-option="wrap" draw:shadow="hidden" style:run-through="foreground"/>
      <style:paragraph-properties style:writing-mode="lr-tb"/>
    </style:style>
    <style:style style:name="gr15" style:family="graphic">
      <style:graphic-properties draw:stroke="solid" svg:stroke-width="0.0102in" svg:stroke-color="#000000" draw:stroke-linejoin="miter" draw:fill="solid" draw:fill-color="#ccffcc" draw:textarea-horizontal-align="left" draw:textarea-vertical-align="top" draw:auto-grow-height="false" fo:min-height="0.2874in" fo:min-width="0.9in" fo:padding-top="0.0902in" fo:padding-bottom="0.0902in" fo:padding-left="0.1736in" fo:padding-right="0.1736in" fo:wrap-option="wrap" draw:shadow="hidden" style:run-through="foreground"/>
    </style:style>
    <style:style style:name="gr16" style:family="graphic">
      <style:graphic-properties draw:stroke="none" draw:fill="none" draw:fill-color="#00ff00" draw:textarea-horizontal-align="justify" draw:textarea-vertical-align="middle" draw:auto-grow-height="false" draw:auto-grow-width="false" fo:padding-top="0in" fo:padding-bottom="0in" fo:padding-left="0.1in" fo:padding-right="0in" fo:wrap-option="wrap" draw:shadow="hidden" style:run-through="foreground"/>
      <style:paragraph-properties style:writing-mode="lr-tb"/>
    </style:style>
    <style:style style:name="gr17" style:family="graphic">
      <style:graphic-properties draw:stroke="solid" svg:stroke-width="0.0102in" svg:stroke-color="#000000" draw:stroke-linejoin="miter" draw:fill="solid" draw:fill-color="#00ff00" draw:textarea-horizontal-align="left" draw:textarea-vertical-align="top" draw:auto-grow-height="false" fo:min-height="0.2866in" fo:min-width="0.9in" fo:padding-top="0.0902in" fo:padding-bottom="0.0902in" fo:padding-left="0.1736in" fo:padding-right="0.1736in" fo:wrap-option="wrap" draw:shadow="hidden" style:run-through="foreground"/>
    </style:style>
    <style:style style:name="gr18" style:family="graphic">
      <style:graphic-properties draw:stroke="none" draw:fill="none" draw:fill-color="#ccffcc" draw:textarea-horizontal-align="justify" draw:textarea-vertical-align="middle" draw:auto-grow-height="false" draw:auto-grow-width="false" fo:padding-top="0in" fo:padding-bottom="0in" fo:padding-left="0.1in" fo:padding-right="0in" fo:wrap-option="wrap" draw:shadow="hidden" style:run-through="foreground"/>
      <style:paragraph-properties style:writing-mode="lr-tb"/>
    </style:style>
    <style:style style:name="gr19" style:family="graphic">
      <style:graphic-properties draw:stroke="solid" svg:stroke-width="0.0138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20" style:family="graphic">
      <style:graphic-properties draw:stroke="solid" svg:stroke-width="0.0138in" svg:stroke-color="#000000" draw:marker-start="msArrowEnd_20_5" draw:marker-start-width="0.1457in" draw:marker-start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21" style:family="graphic">
      <style:graphic-properties draw:stroke="solid" svg:stroke-width="0.0102in" svg:stroke-color="#000000" draw:stroke-linejoin="miter" draw:fill="solid" draw:fill-color="#ff0000" draw:opacity="70%" draw:textarea-horizontal-align="left" draw:textarea-vertical-align="top" draw:auto-grow-height="false" fo:min-height="0.2874in" fo:min-width="0.9in" fo:padding-top="0.0902in" fo:padding-bottom="0.0902in" fo:padding-left="0.1736in" fo:padding-right="0.1736in" fo:wrap-option="wrap" draw:shadow="hidden" style:run-through="foreground"/>
    </style:style>
    <style:style style:name="gr22" style:family="graphic">
      <style:graphic-properties draw:stroke="none" draw:fill="none" draw:fill-color="#ff0000" draw:textarea-horizontal-align="justify" draw:textarea-vertical-align="middle" draw:auto-grow-height="false" draw:auto-grow-width="false" fo:padding-top="0in" fo:padding-bottom="0in" fo:padding-left="0.1in" fo:padding-right="0in" fo:wrap-option="wrap" draw:shadow="hidden" style:run-through="foreground"/>
      <style:paragraph-properties style:writing-mode="lr-tb"/>
    </style:style>
    <style:style style:name="gr23" style:family="graphic">
      <style:graphic-properties draw:stroke="solid" svg:stroke-width="0.0138in" svg:stroke-color="#000000" draw:marker-start="msArrowEnd_20_5" draw:marker-start-width="0.1457in" draw:marker-start-center="false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24" style:family="graphic">
      <style:graphic-properties draw:stroke="solid" svg:stroke-width="0.0417in" svg:stroke-color="#000000" draw:marker-end="msArrowEnd_20_9" draw:marker-end-width="0.2429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as-char" svg:y="0in" draw:z-index="0" draw:style-name="gr1"><draw:rect draw:style-name="gr2" draw:text-style-name="P2" svg:width="5.8433in" svg:height="3.2461in" svg:x="0in" svg:y="0in"><text:p/></draw:rect><draw:frame draw:style-name="gr3" draw:text-style-name="P4" svg:width="0.9079in" svg:height="0.3886in" svg:x="0.1291in" svg:y="0.1291in"><draw:text-box><text:p text:style-name="P3"><text:span text:style-name="T1">Security Levels</text:span></text:p></draw:text-box></draw:frame><draw:g draw:style-name="gr4"><draw:custom-shape draw:style-name="gr5" draw:text-style-name="P5" svg:width="0.9071in" svg:height="0.2598in" svg:x="0.1299in" svg:y="0.77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7" svg:width="0.5197in" svg:height="0.2594in" svg:x="0.2591in" svg:y="0.7783in"><draw:text-box><text:p text:style-name="P6"><text:span text:style-name="T2">Secret</text:span></text:p></draw:text-box></draw:frame></draw:g><draw:g draw:style-name="gr4"><draw:custom-shape draw:style-name="gr6" draw:text-style-name="P8" svg:width="0.9071in" svg:height="0.2606in" svg:x="0.1299in" svg:y="2.077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7" svg:width="0.648in" svg:height="0.2598in" svg:x="0.2591in" svg:y="2.0772in"><draw:text-box><text:p text:style-name="P6"><text:span text:style-name="T2">Restricted</text:span></text:p></draw:text-box></draw:frame></draw:g><draw:g draw:style-name="gr4"><draw:custom-shape draw:style-name="gr7" draw:text-style-name="P9" svg:width="0.9071in" svg:height="0.2594in" svg:x="0.1299in" svg:y="1.4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8" draw:text-style-name="P10" svg:width="0.778in" svg:height="0.2587in" svg:x="0.1299in" svg:y="1.4283in"><draw:text-box><text:p text:style-name="P6"><text:span text:style-name="T3">Confidential</text:span></text:p></draw:text-box></draw:frame></draw:g><draw:g draw:style-name="gr4"><draw:custom-shape draw:style-name="gr9" draw:text-style-name="P11" svg:width="0.9071in" svg:height="0.2594in" svg:x="0.1299in" svg:y="2.727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0" draw:text-style-name="P12" svg:width="0.778in" svg:height="0.2587in" svg:x="0.1299in" svg:y="2.7272in"><draw:text-box><text:p text:style-name="P6"><text:span text:style-name="T2">Unclassified</text:span></text:p></draw:text-box></draw:frame></draw:g><draw:frame draw:style-name="gr3" draw:text-style-name="P4" svg:width="1.0386in" svg:height="0.2606in" svg:x="2.8555in" svg:y="0.6484in"><draw:text-box><text:p text:style-name="P3"><text:span text:style-name="T4">Write only</text:span></text:p></draw:text-box></draw:frame><draw:line draw:style-name="gr11" draw:text-style-name="P2" svg:x1="0.5193in" svg:y1="2.7264in" svg:x2="0.5193in" svg:y2="2.3366in"><text:p/></draw:line><draw:line draw:style-name="gr11" draw:text-style-name="P2" svg:x1="0.5193in" svg:y1="2.0764in" svg:x2="0.5193in" svg:y2="1.6866in"><text:p/></draw:line><draw:line draw:style-name="gr11" draw:text-style-name="P2" svg:x1="0.5193in" svg:y1="1.428in" svg:x2="0.5193in" svg:y2="1.0382in"><text:p/></draw:line><draw:custom-shape draw:style-name="gr12" draw:text-style-name="P9" svg:width="1.6886in" svg:height="2.5969in" svg:x="4.0252in" svg:y="0.5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custom-shape draw:style-name="gr13" draw:text-style-name="P9" svg:width="1.2976in" svg:height="0.5185in" svg:x="1.298in" svg:y="1.298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4" draw:text-style-name="P7" svg:width="1.2976in" svg:height="0.5169in" svg:x="1.298in" svg:y="1.2984in"><draw:text-box><text:p text:style-name="P6"><text:span text:style-name="T2">File B</text:span></text:p><text:p text:style-name="P6"><text:span text:style-name="T4">Label = Confidential</text:span></text:p></draw:text-box></draw:frame></draw:g><draw:g draw:style-name="gr4"><draw:custom-shape draw:style-name="gr15" draw:text-style-name="P8" svg:width="1.2976in" svg:height="0.5185in" svg:x="1.298in" svg:y="1.94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6" draw:text-style-name="P12" svg:width="1.1677in" svg:height="0.5169in" svg:x="1.2972in" svg:y="1.948in"><draw:text-box><text:p text:style-name="P6"><text:span text:style-name="T2">File C</text:span></text:p><text:p text:style-name="P6"><text:span text:style-name="T4">Label = Restricted</text:span></text:p></draw:text-box></draw:frame></draw:g><draw:g draw:style-name="gr4"><draw:custom-shape draw:style-name="gr17" draw:text-style-name="P11" svg:width="1.2976in" svg:height="0.5177in" svg:x="1.298in" svg:y="2.597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8" draw:text-style-name="P13" svg:width="1.2976in" svg:height="0.5161in" svg:x="1.298in" svg:y="2.5957in"><draw:text-box><text:p text:style-name="P6"><text:span text:style-name="T2">File D</text:span></text:p><text:p text:style-name="P6"><text:span text:style-name="T4">Label = Unclassified</text:span></text:p></draw:text-box></draw:frame></draw:g><draw:frame draw:style-name="gr3" draw:text-style-name="P4" svg:width="1.6886in" svg:height="0.3886in" svg:x="1.1673in" svg:y="0.1291in"><draw:text-box><text:p text:style-name="P3"><text:span text:style-name="T1">Files</text:span></text:p><text:p text:style-name="P3"><text:span text:style-name="T4">(each with a different label)</text:span></text:p></draw:text-box></draw:frame><draw:frame draw:style-name="gr3" draw:text-style-name="P4" svg:width="1.0386in" svg:height="0.2587in" svg:x="2.9854in" svg:y="0.1291in"><draw:text-box><text:p text:style-name="P3"><text:span text:style-name="T1">Data Flows</text:span></text:p></draw:text-box></draw:frame><draw:frame draw:style-name="gr3" draw:text-style-name="P4" svg:width="1.1661in" svg:height="0.5177in" svg:x="4.2839in" svg:y="1.2972in"><draw:text-box><text:p text:style-name="P3"><text:span text:style-name="T1">Process</text:span></text:p><text:p text:style-name="P3"><text:span text:style-name="T4">Label = Confidential</text:span></text:p></draw:text-box></draw:frame><draw:frame draw:style-name="gr3" draw:text-style-name="P4" svg:width="0.6496in" svg:height="0.2587in" svg:x="4.5437in" svg:y="0.1299in"><draw:text-box><text:p text:style-name="P3"><text:span text:style-name="T1">Process</text:span></text:p></draw:text-box></draw:frame><draw:frame draw:style-name="gr3" draw:text-style-name="P4" svg:width="1.0386in" svg:height="0.2594in" svg:x="2.8555in" svg:y="1.298in"><draw:text-box><text:p text:style-name="P3"><text:span text:style-name="T4">Read and Write</text:span></text:p></draw:text-box></draw:frame><draw:line draw:style-name="gr19" draw:text-style-name="P2" svg:x1="4.2839in" svg:y1="0.9091in" svg:x2="2.5957in" svg:y2="0.9098in"><text:p/></draw:line><draw:line draw:style-name="gr20" draw:text-style-name="P2" svg:x1="4.0244in" svg:y1="2.2075in" svg:x2="2.5965in" svg:y2="2.2083in"><text:p/></draw:line><draw:frame draw:style-name="gr3" draw:text-style-name="P4" svg:width="1.0386in" svg:height="0.2598in" svg:x="2.8555in" svg:y="1.948in"><draw:text-box><text:p text:style-name="P3"><text:span text:style-name="T4">Read only</text:span></text:p></draw:text-box></draw:frame><draw:frame draw:style-name="gr3" draw:text-style-name="P4" svg:width="1.0386in" svg:height="0.2594in" svg:x="2.8555in" svg:y="2.5965in"><draw:text-box><text:p text:style-name="P3"><text:span text:style-name="T4">Read only</text:span></text:p></draw:text-box></draw:frame><draw:g draw:style-name="gr4"><draw:custom-shape draw:style-name="gr21" draw:text-style-name="P5" svg:width="1.2976in" svg:height="0.5185in" svg:x="1.298in" svg:y="0.649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22" draw:text-style-name="P14" svg:width="1.1677in" svg:height="0.5169in" svg:x="1.2972in" svg:y="0.6492in"><draw:text-box><text:p text:style-name="P6"><text:span text:style-name="T2">File A</text:span></text:p><text:p text:style-name="P6"><text:span text:style-name="T4">Label = Secret</text:span></text:p></draw:text-box></draw:frame></draw:g><draw:line draw:style-name="gr20" draw:text-style-name="P2" svg:x1="4.2839in" svg:y1="2.8563in" svg:x2="2.5957in" svg:y2="2.8579in"><text:p/></draw:line><draw:line draw:style-name="gr23" draw:text-style-name="P2" svg:x1="4.0244in" svg:y1="1.5583in" svg:x2="2.5965in" svg:y2="1.5591in"><text:p/></draw:line><draw:line draw:style-name="gr24" draw:text-style-name="P2" svg:x1="4.5445in" svg:y1="2.3374in" svg:x2="4.5453in" svg:y2="2.8563in"><text:p/></draw:line><draw:line draw:style-name="gr24" draw:text-style-name="P2" svg:x1="5.1949in" svg:y1="2.8567in" svg:x2="5.1929in" svg:y2="2.3374in"><text:p/></draw:line><draw:frame draw:style-name="gr3" draw:text-style-name="P4" svg:width="0.5197in" svg:height="0.9094in" svg:x="4.3055in" svg:y="1.7953in"><draw:text-box><text:p text:style-name="P3"><text:span text:style-name="T2">No Write Down</text:span></text:p><text:p text:style-name="P3"><text:span text:style-name="T5">X</text:span></text:p></draw:text-box></draw:frame><draw:frame draw:style-name="gr3" draw:text-style-name="P4" svg:width="0.3894in" svg:height="1.0398in" svg:x="5.002in" svg:y="1.8063in"><draw:text-box><text:p text:style-name="P3"><text:span text:style-name="T2">No Read Up</text:span></text:p><text:p text:style-name="P3"><text:span text:style-name="T2"/></text:p><text:p text:style-name="P3"><text:span text:style-name="T5">X</text:span></text:p></draw:text-box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l105 210h-210z"/>
    <draw:marker draw:name="msArrowEnd_20_9" draw:display-name="msArrowEnd 9" svg:viewBox="0 0 350 350" svg:d="M175 0l175 350h-35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3.4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57:44.011650163</meta:creation-date>
    <dc:date>2020-07-30T12:59:51.764431337</dc:date>
    <meta:editing-duration>PT2M8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